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362in"/>
    </style:style>
    <style:style style:name="co2" style:family="table-column">
      <style:table-column-properties fo:break-before="auto" style:column-width="0.539in"/>
    </style:style>
    <style:style style:name="co3" style:family="table-column">
      <style:table-column-properties fo:break-before="auto" style:column-width="0.2283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0.5602in"/>
    </style:style>
    <style:style style:name="co6" style:family="table-column">
      <style:table-column-properties fo:break-before="auto" style:column-width="0.5071in"/>
    </style:style>
    <style:style style:name="co7" style:family="table-column">
      <style:table-column-properties fo:break-before="auto" style:column-width="0.7102in"/>
    </style:style>
    <style:style style:name="co8" style:family="table-column">
      <style:table-column-properties fo:break-before="auto" style:column-width="2.7047in"/>
    </style:style>
    <style:style style:name="co9" style:family="table-column">
      <style:table-column-properties fo:break-before="auto" style:column-width="0.7646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asta_1000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ang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ze(B)</text:p>
          </table:table-cell>
          <table:table-cell office:value-type="string" calcext:value-type="string">
            <text:p>cpu(s)</text:p>
          </table:table-cell>
          <table:table-cell office:value-type="string" calcext:value-type="string">
            <text:p>mem(KB)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elapsed(s)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916" calcext:value-type="float">
            <text:p>916</text:p>
          </table:table-cell>
          <table:table-cell office:value-type="float" office:value="0.208" calcext:value-type="float">
            <text:p>0.208</text:p>
          </table:table-cell>
          <table:table-cell office:value-type="float" office:value="708" calcext:value-type="float">
            <text:p>7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% 100% 10% 5% 5% 0% 5% 18%</text:p>
          </table:table-cell>
          <table:table-cell office:value-type="float" office:value="0.209" calcext:value-type="float">
            <text:p>0.209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916" calcext:value-type="float">
            <text:p>916</text:p>
          </table:table-cell>
          <table:table-cell office:value-type="float" office:value="0.199" calcext:value-type="float">
            <text:p>0.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% 0% 0% 0% 0% 0% 100% 0%</text:p>
          </table:table-cell>
          <table:table-cell office:value-type="float" office:value="0.199" calcext:value-type="float">
            <text:p>0.199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916" calcext:value-type="float">
            <text:p>916</text:p>
          </table:table-cell>
          <table:table-cell office:value-type="float" office:value="0.204" calcext:value-type="float">
            <text:p>0.204</text:p>
          </table:table-cell>
          <table:table-cell office:value-type="float" office:value="708" calcext:value-type="float">
            <text:p>7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5% 16% 0% 0% 9% 80% 0%</text:p>
          </table:table-cell>
          <table:table-cell office:value-type="float" office:value="0.207" calcext:value-type="float">
            <text:p>0.207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916" calcext:value-type="float">
            <text:p>916</text:p>
          </table:table-cell>
          <table:table-cell office:value-type="float" office:value="0.233" calcext:value-type="float">
            <text:p>0.233</text:p>
          </table:table-cell>
          <table:table-cell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% 26% 38% 24% 26% 30% 88% 25%</text:p>
          </table:table-cell>
          <table:table-cell office:value-type="float" office:value="0.233" calcext:value-type="float">
            <text:p>0.233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916" calcext:value-type="float">
            <text:p>916</text:p>
          </table:table-cell>
          <table:table-cell office:value-type="float" office:value="0.199" calcext:value-type="float">
            <text:p>0.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% 0% 100% 0% 5% 0% 0% 0%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916" calcext:value-type="float">
            <text:p>916</text:p>
          </table:table-cell>
          <table:table-cell office:value-type="float" office:value="0.202" calcext:value-type="float">
            <text:p>0.202</text:p>
          </table:table-cell>
          <table:table-cell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95% 5% 0% 0% 0% 0%</text:p>
          </table:table-cell>
          <table:table-cell office:value-type="float" office:value="0.207" calcext:value-type="float">
            <text:p>0.207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916" calcext:value-type="float">
            <text:p>916</text:p>
          </table:table-cell>
          <table:table-cell office:value-type="float" office:value="0.215" calcext:value-type="float">
            <text:p>0.215</text:p>
          </table:table-cell>
          <table:table-cell office:value-type="float" office:value="708" calcext:value-type="float">
            <text:p>7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2% 0% 0% 5% 45% 0% 0% 5%</text:p>
          </table:table-cell>
          <table:table-cell office:value-type="float" office:value="0.216" calcext:value-type="float">
            <text:p>0.216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916" calcext:value-type="float">
            <text:p>916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86% 0% 0% 0% 19% 0% 0% 0%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916" calcext:value-type="float">
            <text:p>916</text:p>
          </table:table-cell>
          <table:table-cell office:value-type="float" office:value="0.202" calcext:value-type="float">
            <text:p>0.202</text:p>
          </table:table-cell>
          <table:table-cell office:value-type="float" office:value="708" calcext:value-type="float">
            <text:p>7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0% 5% 0% 95% 10% 5%</text:p>
          </table:table-cell>
          <table:table-cell office:value-type="float" office:value="0.209" calcext:value-type="float">
            <text:p>0.209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916" calcext:value-type="float">
            <text:p>916</text:p>
          </table:table-cell>
          <table:table-cell office:value-type="float" office:value="0.216" calcext:value-type="float">
            <text:p>0.216</text:p>
          </table:table-cell>
          <table:table-cell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% 36% 24% 27% 60% 27% 18% 32%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asta_channel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913" calcext:value-type="float">
            <text:p>913</text:p>
          </table:table-cell>
          <table:table-cell office:value-type="float" office:value="2.375" calcext:value-type="float">
            <text:p>2.375</text:p>
          </table:table-cell>
          <table:table-cell office:value-type="float" office:value="270912" calcext:value-type="float">
            <text:p>2709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% 7% 12% 99% 12% 8% 8% 7%</text:p>
          </table:table-cell>
          <table:table-cell office:value-type="float" office:value="1.974" calcext:value-type="float">
            <text:p>1.974</text:p>
          </table:table-cell>
        </table:table-row>
        <table:table-row table:style-name="ro1">
          <table:table-cell office:value-type="string" calcext:value-type="string">
            <text:p>fasta_channel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913" calcext:value-type="float">
            <text:p>913</text:p>
          </table:table-cell>
          <table:table-cell office:value-type="float" office:value="2.417" calcext:value-type="float">
            <text:p>2.417</text:p>
          </table:table-cell>
          <table:table-cell office:value-type="float" office:value="272136" calcext:value-type="float">
            <text:p>2721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% 15% 14% 29% 15% 15% 13% 79%</text:p>
          </table:table-cell>
          <table:table-cell office:value-type="float" office:value="1.967" calcext:value-type="float">
            <text:p>1.967</text:p>
          </table:table-cell>
        </table:table-row>
        <table:table-row table:style-name="ro1">
          <table:table-cell office:value-type="string" calcext:value-type="string">
            <text:p>fasta_channel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913" calcext:value-type="float">
            <text:p>913</text:p>
          </table:table-cell>
          <table:table-cell office:value-type="float" office:value="2.515" calcext:value-type="float">
            <text:p>2.515</text:p>
          </table:table-cell>
          <table:table-cell office:value-type="float" office:value="269564" calcext:value-type="float">
            <text:p>2695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6% 12% 16% 14% 23% 9% 10% 11%</text:p>
          </table:table-cell>
          <table:table-cell office:value-type="float" office:value="2.051" calcext:value-type="float">
            <text:p>2.051</text:p>
          </table:table-cell>
        </table:table-row>
        <table:table-row table:style-name="ro1">
          <table:table-cell office:value-type="string" calcext:value-type="string">
            <text:p>fasta_channel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913" calcext:value-type="float">
            <text:p>913</text:p>
          </table:table-cell>
          <table:table-cell office:value-type="float" office:value="2.36" calcext:value-type="float">
            <text:p>2.36</text:p>
          </table:table-cell>
          <table:table-cell office:value-type="float" office:value="265964" calcext:value-type="float">
            <text:p>2659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% 5% 7% 99% 10% 5% 6% 4%</text:p>
          </table:table-cell>
          <table:table-cell office:value-type="float" office:value="1.908" calcext:value-type="float">
            <text:p>1.908</text:p>
          </table:table-cell>
        </table:table-row>
        <table:table-row table:style-name="ro1">
          <table:table-cell office:value-type="string" calcext:value-type="string">
            <text:p>fasta_channel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913" calcext:value-type="float">
            <text:p>913</text:p>
          </table:table-cell>
          <table:table-cell office:value-type="float" office:value="2.327" calcext:value-type="float">
            <text:p>2.327</text:p>
          </table:table-cell>
          <table:table-cell office:value-type="float" office:value="267064" calcext:value-type="float">
            <text:p>2670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% 99% 4% 4% 6% 4% 6% 6%</text:p>
          </table:table-cell>
          <table:table-cell office:value-type="float" office:value="1.872" calcext:value-type="float">
            <text:p>1.872</text:p>
          </table:table-cell>
        </table:table-row>
        <table:table-row table:style-name="ro1">
          <table:table-cell office:value-type="string" calcext:value-type="string">
            <text:p>fasta_channel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913" calcext:value-type="float">
            <text:p>913</text:p>
          </table:table-cell>
          <table:table-cell office:value-type="float" office:value="2.396" calcext:value-type="float">
            <text:p>2.396</text:p>
          </table:table-cell>
          <table:table-cell office:value-type="float" office:value="271656" calcext:value-type="float">
            <text:p>2716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% 97% 8% 7% 13% 9% 10% 9%</text:p>
          </table:table-cell>
          <table:table-cell office:value-type="float" office:value="1.985" calcext:value-type="float">
            <text:p>1.985</text:p>
          </table:table-cell>
        </table:table-row>
        <table:table-row table:style-name="ro1">
          <table:table-cell office:value-type="string" calcext:value-type="string">
            <text:p>fasta_channel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913" calcext:value-type="float">
            <text:p>913</text:p>
          </table:table-cell>
          <table:table-cell office:value-type="float" office:value="2.416" calcext:value-type="float">
            <text:p>2.416</text:p>
          </table:table-cell>
          <table:table-cell office:value-type="float" office:value="271708" calcext:value-type="float">
            <text:p>2717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% 5% 63% 7% 5% 4% 48% 6%</text:p>
          </table:table-cell>
          <table:table-cell office:value-type="float" office:value="1.962" calcext:value-type="float">
            <text:p>1.962</text:p>
          </table:table-cell>
        </table:table-row>
        <table:table-row table:style-name="ro1">
          <table:table-cell office:value-type="string" calcext:value-type="string">
            <text:p>fasta_channel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913" calcext:value-type="float">
            <text:p>913</text:p>
          </table:table-cell>
          <table:table-cell office:value-type="float" office:value="2.403" calcext:value-type="float">
            <text:p>2.403</text:p>
          </table:table-cell>
          <table:table-cell office:value-type="float" office:value="271728" calcext:value-type="float">
            <text:p>2717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7% 7% 7% 6% 37% 8% 8% 5%</text:p>
          </table:table-cell>
          <table:table-cell office:value-type="float" office:value="1.951" calcext:value-type="float">
            <text:p>1.951</text:p>
          </table:table-cell>
        </table:table-row>
        <table:table-row table:style-name="ro1">
          <table:table-cell office:value-type="string" calcext:value-type="string">
            <text:p>fasta_channel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913" calcext:value-type="float">
            <text:p>913</text:p>
          </table:table-cell>
          <table:table-cell office:value-type="float" office:value="2.346" calcext:value-type="float">
            <text:p>2.346</text:p>
          </table:table-cell>
          <table:table-cell office:value-type="float" office:value="266184" calcext:value-type="float">
            <text:p>2661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% 5% 4% 5% 12% 4% 5% 12%</text:p>
          </table:table-cell>
          <table:table-cell office:value-type="float" office:value="1.896" calcext:value-type="float">
            <text:p>1.896</text:p>
          </table:table-cell>
        </table:table-row>
        <table:table-row table:style-name="ro1">
          <table:table-cell office:value-type="string" calcext:value-type="string">
            <text:p>fasta_channel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913" calcext:value-type="float">
            <text:p>913</text:p>
          </table:table-cell>
          <table:table-cell office:value-type="float" office:value="2.361" calcext:value-type="float">
            <text:p>2.361</text:p>
          </table:table-cell>
          <table:table-cell office:value-type="float" office:value="265756" calcext:value-type="float">
            <text:p>2657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7% 9% 7% 7% 18% 8% 7% 11%</text:p>
          </table:table-cell>
          <table:table-cell office:value-type="float" office:value="1.911" calcext:value-type="float">
            <text:p>1.91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919" calcext:value-type="float">
            <text:p>919</text:p>
          </table:table-cell>
          <table:table-cell office:value-type="float" office:value="5.792" calcext:value-type="float">
            <text:p>5.792</text:p>
          </table:table-cell>
          <table:table-cell office:value-type="float" office:value="296948" calcext:value-type="float">
            <text:p>2969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% 90% 5% 7% 8% 15% 6% 3%</text:p>
          </table:table-cell>
          <table:table-cell office:value-type="float" office:value="5.347" calcext:value-type="float">
            <text:p>5.347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919" calcext:value-type="float">
            <text:p>919</text:p>
          </table:table-cell>
          <table:table-cell office:value-type="float" office:value="5.716" calcext:value-type="float">
            <text:p>5.716</text:p>
          </table:table-cell>
          <table:table-cell office:value-type="float" office:value="296468" calcext:value-type="float">
            <text:p>2964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% 37% 4% 7% 5% 65% 4% 5%</text:p>
          </table:table-cell>
          <table:table-cell office:value-type="float" office:value="5.274" calcext:value-type="float">
            <text:p>5.274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919" calcext:value-type="float">
            <text:p>919</text:p>
          </table:table-cell>
          <table:table-cell office:value-type="float" office:value="5.668" calcext:value-type="float">
            <text:p>5.668</text:p>
          </table:table-cell>
          <table:table-cell office:value-type="float" office:value="297588" calcext:value-type="float">
            <text:p>2975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% 5% 54% 4% 5% 9% 48% 6%</text:p>
          </table:table-cell>
          <table:table-cell office:value-type="float" office:value="5.222" calcext:value-type="float">
            <text:p>5.222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919" calcext:value-type="float">
            <text:p>919</text:p>
          </table:table-cell>
          <table:table-cell office:value-type="float" office:value="5.733" calcext:value-type="float">
            <text:p>5.733</text:p>
          </table:table-cell>
          <table:table-cell office:value-type="float" office:value="296532" calcext:value-type="float">
            <text:p>2965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% 10% 38% 8% 9% 5% 66% 6%</text:p>
          </table:table-cell>
          <table:table-cell office:value-type="float" office:value="5.283" calcext:value-type="float">
            <text:p>5.283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919" calcext:value-type="float">
            <text:p>919</text:p>
          </table:table-cell>
          <table:table-cell office:value-type="float" office:value="5.67" calcext:value-type="float">
            <text:p>5.67</text:p>
          </table:table-cell>
          <table:table-cell office:value-type="float" office:value="298356" calcext:value-type="float">
            <text:p>2983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% 4% 11% 6% 7% 9% 92% 7%</text:p>
          </table:table-cell>
          <table:table-cell office:value-type="float" office:value="5.23" calcext:value-type="float">
            <text:p>5.23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919" calcext:value-type="float">
            <text:p>919</text:p>
          </table:table-cell>
          <table:table-cell office:value-type="float" office:value="5.719" calcext:value-type="float">
            <text:p>5.719</text:p>
          </table:table-cell>
          <table:table-cell office:value-type="float" office:value="296628" calcext:value-type="float">
            <text:p>2966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% 8% 13% 68% 6% 7% 32% 9%</text:p>
          </table:table-cell>
          <table:table-cell office:value-type="float" office:value="5.268" calcext:value-type="float">
            <text:p>5.268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919" calcext:value-type="float">
            <text:p>919</text:p>
          </table:table-cell>
          <table:table-cell office:value-type="float" office:value="5.582" calcext:value-type="float">
            <text:p>5.582</text:p>
          </table:table-cell>
          <table:table-cell office:value-type="float" office:value="296668" calcext:value-type="float">
            <text:p>2966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% 7% 23% 5% 4% 3% 79% 8%</text:p>
          </table:table-cell>
          <table:table-cell office:value-type="float" office:value="5.134" calcext:value-type="float">
            <text:p>5.134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919" calcext:value-type="float">
            <text:p>919</text:p>
          </table:table-cell>
          <table:table-cell office:value-type="float" office:value="5.663" calcext:value-type="float">
            <text:p>5.663</text:p>
          </table:table-cell>
          <table:table-cell office:value-type="float" office:value="291300" calcext:value-type="float">
            <text:p>291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% 5% 15% 47% 4% 4% 5% 55%</text:p>
          </table:table-cell>
          <table:table-cell office:value-type="float" office:value="5.214" calcext:value-type="float">
            <text:p>5.214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919" calcext:value-type="float">
            <text:p>919</text:p>
          </table:table-cell>
          <table:table-cell office:value-type="float" office:value="5.862" calcext:value-type="float">
            <text:p>5.862</text:p>
          </table:table-cell>
          <table:table-cell office:value-type="float" office:value="304588" calcext:value-type="float">
            <text:p>3045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4% 9% 9% 10% 12% 5% 5% 5%</text:p>
          </table:table-cell>
          <table:table-cell office:value-type="float" office:value="5.432" calcext:value-type="float">
            <text:p>5.432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919" calcext:value-type="float">
            <text:p>919</text:p>
          </table:table-cell>
          <table:table-cell office:value-type="float" office:value="5.862" calcext:value-type="float">
            <text:p>5.862</text:p>
          </table:table-cell>
          <table:table-cell office:value-type="float" office:value="298288" calcext:value-type="float">
            <text:p>298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% 74% 11% 8% 8% 31% 8% 10%</text:p>
          </table:table-cell>
          <table:table-cell office:value-type="float" office:value="5.43" calcext:value-type="float">
            <text:p>5.4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asta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965" calcext:value-type="float">
            <text:p>965</text:p>
          </table:table-cell>
          <table:table-cell office:value-type="float" office:value="5.524" calcext:value-type="float">
            <text:p>5.524</text:p>
          </table:table-cell>
          <table:table-cell office:value-type="float" office:value="297436" calcext:value-type="float">
            <text:p>2974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9% 6% 8% 4% 2% 3% 5% 3%</text:p>
          </table:table-cell>
          <table:table-cell office:value-type="float" office:value="5.12" calcext:value-type="float">
            <text:p>5.12</text:p>
          </table:table-cell>
        </table:table-row>
        <table:table-row table:style-name="ro1">
          <table:table-cell office:value-type="string" calcext:value-type="string">
            <text:p>fasta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965" calcext:value-type="float">
            <text:p>965</text:p>
          </table:table-cell>
          <table:table-cell office:value-type="float" office:value="5.753" calcext:value-type="float">
            <text:p>5.753</text:p>
          </table:table-cell>
          <table:table-cell office:value-type="float" office:value="297736" calcext:value-type="float">
            <text:p>2977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4% 5% 3% 7% 13% 4% 3% 3%</text:p>
          </table:table-cell>
          <table:table-cell office:value-type="float" office:value="5.304" calcext:value-type="float">
            <text:p>5.304</text:p>
          </table:table-cell>
        </table:table-row>
        <table:table-row table:style-name="ro1">
          <table:table-cell office:value-type="string" calcext:value-type="string">
            <text:p>fasta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965" calcext:value-type="float">
            <text:p>965</text:p>
          </table:table-cell>
          <table:table-cell office:value-type="float" office:value="5.625" calcext:value-type="float">
            <text:p>5.625</text:p>
          </table:table-cell>
          <table:table-cell office:value-type="float" office:value="290764" calcext:value-type="float">
            <text:p>2907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7% 95% 2% 5% 5% 6% 3%</text:p>
          </table:table-cell>
          <table:table-cell office:value-type="float" office:value="5.176" calcext:value-type="float">
            <text:p>5.176</text:p>
          </table:table-cell>
        </table:table-row>
        <table:table-row table:style-name="ro1">
          <table:table-cell office:value-type="string" calcext:value-type="string">
            <text:p>fasta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965" calcext:value-type="float">
            <text:p>965</text:p>
          </table:table-cell>
          <table:table-cell office:value-type="float" office:value="5.62" calcext:value-type="float">
            <text:p>5.62</text:p>
          </table:table-cell>
          <table:table-cell office:value-type="float" office:value="293916" calcext:value-type="float">
            <text:p>2939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6% 3% 5% 4% 16% 6% 5% 3%</text:p>
          </table:table-cell>
          <table:table-cell office:value-type="float" office:value="5.17" calcext:value-type="float">
            <text:p>5.17</text:p>
          </table:table-cell>
        </table:table-row>
        <table:table-row table:style-name="ro1">
          <table:table-cell office:value-type="string" calcext:value-type="string">
            <text:p>fasta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965" calcext:value-type="float">
            <text:p>965</text:p>
          </table:table-cell>
          <table:table-cell office:value-type="float" office:value="5.773" calcext:value-type="float">
            <text:p>5.773</text:p>
          </table:table-cell>
          <table:table-cell office:value-type="float" office:value="298240" calcext:value-type="float">
            <text:p>2982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% 25% 34% 8% 7% 45% 21% 7%</text:p>
          </table:table-cell>
          <table:table-cell office:value-type="float" office:value="5.323" calcext:value-type="float">
            <text:p>5.323</text:p>
          </table:table-cell>
        </table:table-row>
        <table:table-row table:style-name="ro1">
          <table:table-cell office:value-type="string" calcext:value-type="string">
            <text:p>fasta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965" calcext:value-type="float">
            <text:p>965</text:p>
          </table:table-cell>
          <table:table-cell office:value-type="float" office:value="5.953" calcext:value-type="float">
            <text:p>5.953</text:p>
          </table:table-cell>
          <table:table-cell office:value-type="float" office:value="297508" calcext:value-type="float">
            <text:p>2975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% 40% 12% 10% 13% 69% 13% 11%</text:p>
          </table:table-cell>
          <table:table-cell office:value-type="float" office:value="5.512" calcext:value-type="float">
            <text:p>5.512</text:p>
          </table:table-cell>
        </table:table-row>
        <table:table-row table:style-name="ro1">
          <table:table-cell office:value-type="string" calcext:value-type="string">
            <text:p>fasta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965" calcext:value-type="float">
            <text:p>965</text:p>
          </table:table-cell>
          <table:table-cell office:value-type="float" office:value="5.4" calcext:value-type="float">
            <text:p>5.4</text:p>
          </table:table-cell>
          <table:table-cell office:value-type="float" office:value="297308" calcext:value-type="float">
            <text:p>2973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% 17% 2% 2% 3% 84% 3% 3%</text:p>
          </table:table-cell>
          <table:table-cell office:value-type="float" office:value="4.945" calcext:value-type="float">
            <text:p>4.945</text:p>
          </table:table-cell>
        </table:table-row>
        <table:table-row table:style-name="ro1">
          <table:table-cell office:value-type="string" calcext:value-type="string">
            <text:p>fasta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965" calcext:value-type="float">
            <text:p>965</text:p>
          </table:table-cell>
          <table:table-cell office:value-type="float" office:value="5.754" calcext:value-type="float">
            <text:p>5.754</text:p>
          </table:table-cell>
          <table:table-cell office:value-type="float" office:value="297376" calcext:value-type="float">
            <text:p>2973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% 51% 8% 8% 6% 53% 7% 9%</text:p>
          </table:table-cell>
          <table:table-cell office:value-type="float" office:value="5.326" calcext:value-type="float">
            <text:p>5.326</text:p>
          </table:table-cell>
        </table:table-row>
        <table:table-row table:style-name="ro1">
          <table:table-cell office:value-type="string" calcext:value-type="string">
            <text:p>fasta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965" calcext:value-type="float">
            <text:p>965</text:p>
          </table:table-cell>
          <table:table-cell office:value-type="float" office:value="5.589" calcext:value-type="float">
            <text:p>5.589</text:p>
          </table:table-cell>
          <table:table-cell office:value-type="float" office:value="296528" calcext:value-type="float">
            <text:p>2965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% 39% 4% 7% 5% 49% 5% 14%</text:p>
          </table:table-cell>
          <table:table-cell office:value-type="float" office:value="5.13" calcext:value-type="float">
            <text:p>5.13</text:p>
          </table:table-cell>
        </table:table-row>
        <table:table-row table:style-name="ro1">
          <table:table-cell office:value-type="string" calcext:value-type="string">
            <text:p>fasta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965" calcext:value-type="float">
            <text:p>965</text:p>
          </table:table-cell>
          <table:table-cell office:value-type="float" office:value="6.047" calcext:value-type="float">
            <text:p>6.047</text:p>
          </table:table-cell>
          <table:table-cell office:value-type="float" office:value="297524" calcext:value-type="float">
            <text:p>2975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% 58% 33% 12% 11% 25% 15% 12%</text:p>
          </table:table-cell>
          <table:table-cell office:value-type="float" office:value="5.598" calcext:value-type="float">
            <text:p>5.59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asta_no_resumable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962" calcext:value-type="float">
            <text:p>962</text:p>
          </table:table-cell>
          <table:table-cell office:value-type="float" office:value="1.013" calcext:value-type="float">
            <text:p>1.013</text:p>
          </table:table-cell>
          <table:table-cell office:value-type="float" office:value="196084" calcext:value-type="float">
            <text:p>1960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% 13% 14% 13% 13% 100% 11% 11%</text:p>
          </table:table-cell>
          <table:table-cell office:value-type="float" office:value="0.545" calcext:value-type="float">
            <text:p>0.545</text:p>
          </table:table-cell>
        </table:table-row>
        <table:table-row table:style-name="ro1">
          <table:table-cell office:value-type="string" calcext:value-type="string">
            <text:p>fasta_no_resumable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962" calcext:value-type="float">
            <text:p>962</text:p>
          </table:table-cell>
          <table:table-cell office:value-type="float" office:value="1.007" calcext:value-type="float">
            <text:p>1.007</text:p>
          </table:table-cell>
          <table:table-cell office:value-type="float" office:value="196356" calcext:value-type="float">
            <text:p>1963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% 13% 15% 13% 11% 98% 14% 15%</text:p>
          </table:table-cell>
          <table:table-cell office:value-type="float" office:value="0.545" calcext:value-type="float">
            <text:p>0.545</text:p>
          </table:table-cell>
        </table:table-row>
        <table:table-row table:style-name="ro1">
          <table:table-cell office:value-type="string" calcext:value-type="string">
            <text:p>fasta_no_resumable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962" calcext:value-type="float">
            <text:p>962</text:p>
          </table:table-cell>
          <table:table-cell office:value-type="float" office:value="1.014" calcext:value-type="float">
            <text:p>1.014</text:p>
          </table:table-cell>
          <table:table-cell office:value-type="float" office:value="196360" calcext:value-type="float">
            <text:p>1963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% 14% 13% 13% 14% 11% 100% 13%</text:p>
          </table:table-cell>
          <table:table-cell office:value-type="float" office:value="0.549" calcext:value-type="float">
            <text:p>0.549</text:p>
          </table:table-cell>
        </table:table-row>
        <table:table-row table:style-name="ro1">
          <table:table-cell office:value-type="string" calcext:value-type="string">
            <text:p>fasta_no_resumable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962" calcext:value-type="float">
            <text:p>962</text:p>
          </table:table-cell>
          <table:table-cell office:value-type="float" office:value="1.014" calcext:value-type="float">
            <text:p>1.014</text:p>
          </table:table-cell>
          <table:table-cell office:value-type="float" office:value="195908" calcext:value-type="float">
            <text:p>1959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% 13% 15% 13% 13% 13% 96% 15%</text:p>
          </table:table-cell>
          <table:table-cell office:value-type="float" office:value="0.548" calcext:value-type="float">
            <text:p>0.548</text:p>
          </table:table-cell>
        </table:table-row>
        <table:table-row table:style-name="ro1">
          <table:table-cell office:value-type="string" calcext:value-type="string">
            <text:p>fasta_no_resumable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962" calcext:value-type="float">
            <text:p>962</text:p>
          </table:table-cell>
          <table:table-cell office:value-type="float" office:value="1.023" calcext:value-type="float">
            <text:p>1.023</text:p>
          </table:table-cell>
          <table:table-cell office:value-type="float" office:value="196360" calcext:value-type="float">
            <text:p>1963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% 13% 14% 15% 16% 96% 16% 14%</text:p>
          </table:table-cell>
          <table:table-cell office:value-type="float" office:value="0.556" calcext:value-type="float">
            <text:p>0.556</text:p>
          </table:table-cell>
        </table:table-row>
        <table:table-row table:style-name="ro1">
          <table:table-cell office:value-type="string" calcext:value-type="string">
            <text:p>fasta_no_resumable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962" calcext:value-type="float">
            <text:p>962</text:p>
          </table:table-cell>
          <table:table-cell office:value-type="float" office:value="1.009" calcext:value-type="float">
            <text:p>1.009</text:p>
          </table:table-cell>
          <table:table-cell office:value-type="float" office:value="195912" calcext:value-type="float">
            <text:p>1959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% 19% 16% 93% 15% 13% 12% 18%</text:p>
          </table:table-cell>
          <table:table-cell office:value-type="float" office:value="0.567" calcext:value-type="float">
            <text:p>0.567</text:p>
          </table:table-cell>
        </table:table-row>
        <table:table-row table:style-name="ro1">
          <table:table-cell office:value-type="string" calcext:value-type="string">
            <text:p>fasta_no_resumable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962" calcext:value-type="float">
            <text:p>962</text:p>
          </table:table-cell>
          <table:table-cell office:value-type="float" office:value="1.025" calcext:value-type="float">
            <text:p>1.025</text:p>
          </table:table-cell>
          <table:table-cell office:value-type="float" office:value="195800" calcext:value-type="float">
            <text:p>195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% 11% 98% 16% 16% 16% 13% 13%</text:p>
          </table:table-cell>
          <table:table-cell office:value-type="float" office:value="0.562" calcext:value-type="float">
            <text:p>0.562</text:p>
          </table:table-cell>
        </table:table-row>
        <table:table-row table:style-name="ro1">
          <table:table-cell office:value-type="string" calcext:value-type="string">
            <text:p>fasta_no_resumable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962" calcext:value-type="float">
            <text:p>962</text:p>
          </table:table-cell>
          <table:table-cell office:value-type="float" office:value="1.052" calcext:value-type="float">
            <text:p>1.052</text:p>
          </table:table-cell>
          <table:table-cell office:value-type="float" office:value="195200" calcext:value-type="float">
            <text:p>195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2% 23% 21% 24% 64% 24% 19% 22%</text:p>
          </table:table-cell>
          <table:table-cell office:value-type="float" office:value="0.589" calcext:value-type="float">
            <text:p>0.589</text:p>
          </table:table-cell>
        </table:table-row>
        <table:table-row table:style-name="ro1">
          <table:table-cell office:value-type="string" calcext:value-type="string">
            <text:p>fasta_no_resumable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962" calcext:value-type="float">
            <text:p>962</text:p>
          </table:table-cell>
          <table:table-cell office:value-type="float" office:value="0.992" calcext:value-type="float">
            <text:p>0.992</text:p>
          </table:table-cell>
          <table:table-cell office:value-type="float" office:value="233584" calcext:value-type="float">
            <text:p>2335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5% 25% 26% 29% 30% 25% 27% 95%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string" calcext:value-type="string">
            <text:p>fasta_no_resumable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962" calcext:value-type="float">
            <text:p>962</text:p>
          </table:table-cell>
          <table:table-cell office:value-type="float" office:value="0.976" calcext:value-type="float">
            <text:p>0.976</text:p>
          </table:table-cell>
          <table:table-cell office:value-type="float" office:value="194680" calcext:value-type="float">
            <text:p>1946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% 70% 14% 26% 16% 41% 20% 24%</text:p>
          </table:table-cell>
          <table:table-cell office:value-type="float" office:value="0.603" calcext:value-type="float">
            <text:p>0.60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asta_no_print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981" calcext:value-type="float">
            <text:p>981</text:p>
          </table:table-cell>
          <table:table-cell office:value-type="float" office:value="1.027" calcext:value-type="float">
            <text:p>1.027</text:p>
          </table:table-cell>
          <table:table-cell office:value-type="float" office:value="195844" calcext:value-type="float">
            <text:p>1958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5% 12% 21% 12% 14% 14% 18% 14%</text:p>
          </table:table-cell>
          <table:table-cell office:value-type="float" office:value="0.575" calcext:value-type="float">
            <text:p>0.575</text:p>
          </table:table-cell>
        </table:table-row>
        <table:table-row table:style-name="ro1">
          <table:table-cell office:value-type="string" calcext:value-type="string">
            <text:p>fasta_no_print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981" calcext:value-type="float">
            <text:p>981</text:p>
          </table:table-cell>
          <table:table-cell office:value-type="float" office:value="1.038" calcext:value-type="float">
            <text:p>1.038</text:p>
          </table:table-cell>
          <table:table-cell office:value-type="float" office:value="194756" calcext:value-type="float">
            <text:p>1947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% 21% 14% 34% 100% 19% 24% 17%</text:p>
          </table:table-cell>
          <table:table-cell office:value-type="float" office:value="0.587" calcext:value-type="float">
            <text:p>0.587</text:p>
          </table:table-cell>
        </table:table-row>
        <table:table-row table:style-name="ro1">
          <table:table-cell office:value-type="string" calcext:value-type="string">
            <text:p>fasta_no_print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981" calcext:value-type="float">
            <text:p>981</text:p>
          </table:table-cell>
          <table:table-cell office:value-type="float" office:value="1.016" calcext:value-type="float">
            <text:p>1.016</text:p>
          </table:table-cell>
          <table:table-cell office:value-type="float" office:value="195164" calcext:value-type="float">
            <text:p>1951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4% 16% 16% 13% 56% 11% 13% 23%</text:p>
          </table:table-cell>
          <table:table-cell office:value-type="float" office:value="0.563" calcext:value-type="float">
            <text:p>0.563</text:p>
          </table:table-cell>
        </table:table-row>
        <table:table-row table:style-name="ro1">
          <table:table-cell office:value-type="string" calcext:value-type="string">
            <text:p>fasta_no_print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981" calcext:value-type="float">
            <text:p>981</text:p>
          </table:table-cell>
          <table:table-cell office:value-type="float" office:value="1.029" calcext:value-type="float">
            <text:p>1.029</text:p>
          </table:table-cell>
          <table:table-cell office:value-type="float" office:value="233528" calcext:value-type="float">
            <text:p>2335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8% 16% 21% 18% 51% 16% 16% 20%</text:p>
          </table:table-cell>
          <table:table-cell office:value-type="float" office:value="0.612" calcext:value-type="float">
            <text:p>0.612</text:p>
          </table:table-cell>
        </table:table-row>
        <table:table-row table:style-name="ro1">
          <table:table-cell office:value-type="string" calcext:value-type="string">
            <text:p>fasta_no_print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981" calcext:value-type="float">
            <text:p>981</text:p>
          </table:table-cell>
          <table:table-cell office:value-type="float" office:value="1.025" calcext:value-type="float">
            <text:p>1.025</text:p>
          </table:table-cell>
          <table:table-cell office:value-type="float" office:value="196600" calcext:value-type="float">
            <text:p>196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% 14% 17% 19% 61% 13% 16% 18%</text:p>
          </table:table-cell>
          <table:table-cell office:value-type="float" office:value="0.574" calcext:value-type="float">
            <text:p>0.574</text:p>
          </table:table-cell>
        </table:table-row>
        <table:table-row table:style-name="ro1">
          <table:table-cell office:value-type="string" calcext:value-type="string">
            <text:p>fasta_no_print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981" calcext:value-type="float">
            <text:p>981</text:p>
          </table:table-cell>
          <table:table-cell office:value-type="float" office:value="1.005" calcext:value-type="float">
            <text:p>1.005</text:p>
          </table:table-cell>
          <table:table-cell office:value-type="float" office:value="195172" calcext:value-type="float">
            <text:p>1951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% 65% 14% 16% 14% 50% 16% 22%</text:p>
          </table:table-cell>
          <table:table-cell office:value-type="float" office:value="0.575" calcext:value-type="float">
            <text:p>0.575</text:p>
          </table:table-cell>
        </table:table-row>
        <table:table-row table:style-name="ro1">
          <table:table-cell office:value-type="string" calcext:value-type="string">
            <text:p>fasta_no_print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981" calcext:value-type="float">
            <text:p>981</text:p>
          </table:table-cell>
          <table:table-cell office:value-type="float" office:value="1.02" calcext:value-type="float">
            <text:p>1.02</text:p>
          </table:table-cell>
          <table:table-cell office:value-type="float" office:value="195824" calcext:value-type="float">
            <text:p>1958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% 18% 86% 21% 14% 12% 25% 14%</text:p>
          </table:table-cell>
          <table:table-cell office:value-type="float" office:value="0.571" calcext:value-type="float">
            <text:p>0.571</text:p>
          </table:table-cell>
        </table:table-row>
        <table:table-row table:style-name="ro1">
          <table:table-cell office:value-type="string" calcext:value-type="string">
            <text:p>fasta_no_print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981" calcext:value-type="float">
            <text:p>981</text:p>
          </table:table-cell>
          <table:table-cell office:value-type="float" office:value="1.009" calcext:value-type="float">
            <text:p>1.009</text:p>
          </table:table-cell>
          <table:table-cell office:value-type="float" office:value="195364" calcext:value-type="float">
            <text:p>1953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% 13% 16% 22% 13% 98% 14% 11%</text:p>
          </table:table-cell>
          <table:table-cell office:value-type="float" office:value="0.558" calcext:value-type="float">
            <text:p>0.558</text:p>
          </table:table-cell>
        </table:table-row>
        <table:table-row table:style-name="ro1">
          <table:table-cell office:value-type="string" calcext:value-type="string">
            <text:p>fasta_no_print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981" calcext:value-type="float">
            <text:p>981</text:p>
          </table:table-cell>
          <table:table-cell office:value-type="float" office:value="1.025" calcext:value-type="float">
            <text:p>1.025</text:p>
          </table:table-cell>
          <table:table-cell office:value-type="float" office:value="195620" calcext:value-type="float">
            <text:p>1956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% 16% 95% 17% 19% 13% 16% 14%</text:p>
          </table:table-cell>
          <table:table-cell office:value-type="float" office:value="0.571" calcext:value-type="float">
            <text:p>0.571</text:p>
          </table:table-cell>
        </table:table-row>
        <table:table-row table:style-name="ro1">
          <table:table-cell office:value-type="string" calcext:value-type="string">
            <text:p>fasta_no_print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981" calcext:value-type="float">
            <text:p>981</text:p>
          </table:table-cell>
          <table:table-cell office:value-type="float" office:value="1.018" calcext:value-type="float">
            <text:p>1.018</text:p>
          </table:table-cell>
          <table:table-cell office:value-type="float" office:value="195056" calcext:value-type="float">
            <text:p>1950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% 23% 12% 54% 11% 12% 16% 56%</text:p>
          </table:table-cell>
          <table:table-cell office:value-type="float" office:value="0.567" calcext:value-type="float">
            <text:p>0.56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asta_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29" calcext:value-type="float">
            <text:p>1129</text:p>
          </table:table-cell>
          <table:table-cell office:value-type="float" office:value="0.957" calcext:value-type="float">
            <text:p>0.957</text:p>
          </table:table-cell>
          <table:table-cell office:value-type="float" office:value="184720" calcext:value-type="float">
            <text:p>1847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% 26% 30% 82% 29% 20% 23% 33%</text:p>
          </table:table-cell>
          <table:table-cell office:value-type="float" office:value="0.556" calcext:value-type="float">
            <text:p>0.556</text:p>
          </table:table-cell>
        </table:table-row>
        <table:table-row table:style-name="ro1">
          <table:table-cell office:value-type="string" calcext:value-type="string">
            <text:p>fasta_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29" calcext:value-type="float">
            <text:p>1129</text:p>
          </table:table-cell>
          <table:table-cell office:value-type="float" office:value="0.952" calcext:value-type="float">
            <text:p>0.952</text:p>
          </table:table-cell>
          <table:table-cell office:value-type="float" office:value="184844" calcext:value-type="float">
            <text:p>1848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% 41% 20% 16% 20% 82% 20% 26%</text:p>
          </table:table-cell>
          <table:table-cell office:value-type="float" office:value="0.555" calcext:value-type="float">
            <text:p>0.555</text:p>
          </table:table-cell>
        </table:table-row>
        <table:table-row table:style-name="ro1">
          <table:table-cell office:value-type="string" calcext:value-type="string">
            <text:p>fasta_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29" calcext:value-type="float">
            <text:p>1129</text:p>
          </table:table-cell>
          <table:table-cell office:value-type="float" office:value="0.982" calcext:value-type="float">
            <text:p>0.982</text:p>
          </table:table-cell>
          <table:table-cell office:value-type="float" office:value="185908" calcext:value-type="float">
            <text:p>1859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% 18% 85% 17% 22% 22% 24% 24%</text:p>
          </table:table-cell>
          <table:table-cell office:value-type="float" office:value="0.555" calcext:value-type="float">
            <text:p>0.555</text:p>
          </table:table-cell>
        </table:table-row>
        <table:table-row table:style-name="ro1">
          <table:table-cell office:value-type="string" calcext:value-type="string">
            <text:p>fasta_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29" calcext:value-type="float">
            <text:p>1129</text:p>
          </table:table-cell>
          <table:table-cell office:value-type="float" office:value="0.964" calcext:value-type="float">
            <text:p>0.964</text:p>
          </table:table-cell>
          <table:table-cell office:value-type="float" office:value="185300" calcext:value-type="float">
            <text:p>185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% 35% 72% 25% 21% 33% 41% 20%</text:p>
          </table:table-cell>
          <table:table-cell office:value-type="float" office:value="0.579" calcext:value-type="float">
            <text:p>0.579</text:p>
          </table:table-cell>
        </table:table-row>
        <table:table-row table:style-name="ro1">
          <table:table-cell office:value-type="string" calcext:value-type="string">
            <text:p>fasta_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29" calcext:value-type="float">
            <text:p>1129</text:p>
          </table:table-cell>
          <table:table-cell office:value-type="float" office:value="0.979" calcext:value-type="float">
            <text:p>0.979</text:p>
          </table:table-cell>
          <table:table-cell office:value-type="float" office:value="185620" calcext:value-type="float">
            <text:p>1856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% 98% 25% 27% 27% 19% 15% 21%</text:p>
          </table:table-cell>
          <table:table-cell office:value-type="float" office:value="0.555" calcext:value-type="float">
            <text:p>0.555</text:p>
          </table:table-cell>
        </table:table-row>
        <table:table-row table:style-name="ro1">
          <table:table-cell office:value-type="string" calcext:value-type="string">
            <text:p>fasta_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29" calcext:value-type="float">
            <text:p>1129</text:p>
          </table:table-cell>
          <table:table-cell office:value-type="float" office:value="0.991" calcext:value-type="float">
            <text:p>0.991</text:p>
          </table:table-cell>
          <table:table-cell office:value-type="float" office:value="186008" calcext:value-type="float">
            <text:p>186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% 21% 19% 28% 13% 21% 22% 83%</text:p>
          </table:table-cell>
          <table:table-cell office:value-type="float" office:value="0.537" calcext:value-type="float">
            <text:p>0.537</text:p>
          </table:table-cell>
        </table:table-row>
        <table:table-row table:style-name="ro1">
          <table:table-cell office:value-type="string" calcext:value-type="string">
            <text:p>fasta_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29" calcext:value-type="float">
            <text:p>1129</text:p>
          </table:table-cell>
          <table:table-cell office:value-type="float" office:value="0.971" calcext:value-type="float">
            <text:p>0.971</text:p>
          </table:table-cell>
          <table:table-cell office:value-type="float" office:value="185660" calcext:value-type="float">
            <text:p>1856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% 15% 33% 95% 20% 16% 27% 18%</text:p>
          </table:table-cell>
          <table:table-cell office:value-type="float" office:value="0.565" calcext:value-type="float">
            <text:p>0.565</text:p>
          </table:table-cell>
        </table:table-row>
        <table:table-row table:style-name="ro1">
          <table:table-cell office:value-type="string" calcext:value-type="string">
            <text:p>fasta_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29" calcext:value-type="float">
            <text:p>1129</text:p>
          </table:table-cell>
          <table:table-cell office:value-type="float" office:value="0.949" calcext:value-type="float">
            <text:p>0.949</text:p>
          </table:table-cell>
          <table:table-cell office:value-type="float" office:value="185268" calcext:value-type="float">
            <text:p>1852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% 21% 23% 37% 34% 26% 25% 73%</text:p>
          </table:table-cell>
          <table:table-cell office:value-type="float" office:value="0.552" calcext:value-type="float">
            <text:p>0.552</text:p>
          </table:table-cell>
        </table:table-row>
        <table:table-row table:style-name="ro1">
          <table:table-cell office:value-type="string" calcext:value-type="string">
            <text:p>fasta_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29" calcext:value-type="float">
            <text:p>1129</text:p>
          </table:table-cell>
          <table:table-cell office:value-type="float" office:value="0.953" calcext:value-type="float">
            <text:p>0.953</text:p>
          </table:table-cell>
          <table:table-cell office:value-type="float" office:value="185596" calcext:value-type="float">
            <text:p>1855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1% 21% 15% 21% 20% 16% 23% 20%</text:p>
          </table:table-cell>
          <table:table-cell office:value-type="float" office:value="0.544" calcext:value-type="float">
            <text:p>0.544</text:p>
          </table:table-cell>
        </table:table-row>
        <table:table-row table:style-name="ro1">
          <table:table-cell office:value-type="string" calcext:value-type="string">
            <text:p>fasta_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29" calcext:value-type="float">
            <text:p>1129</text:p>
          </table:table-cell>
          <table:table-cell office:value-type="float" office:value="0.977" calcext:value-type="float">
            <text:p>0.977</text:p>
          </table:table-cell>
          <table:table-cell office:value-type="float" office:value="186544" calcext:value-type="float">
            <text:p>1865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% 36% 17% 24% 23% 77% 16% 15%</text:p>
          </table:table-cell>
          <table:table-cell office:value-type="float" office:value="0.526" calcext:value-type="float">
            <text:p>0.52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asta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564" calcext:value-type="float">
            <text:p>1564</text:p>
          </table:table-cell>
          <table:table-cell office:value-type="float" office:value="0.732" calcext:value-type="float">
            <text:p>0.732</text:p>
          </table:table-cell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9% 36% 28% 96% 28% 25% 25% 26%</text:p>
          </table:table-cell>
          <table:table-cell office:value-type="float" office:value="0.279" calcext:value-type="float">
            <text:p>0.279</text:p>
          </table:table-cell>
        </table:table-row>
        <table:table-row table:style-name="ro1">
          <table:table-cell office:value-type="string" calcext:value-type="string">
            <text:p>fasta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564" calcext:value-type="float">
            <text:p>1564</text:p>
          </table:table-cell>
          <table:table-cell office:value-type="float" office:value="0.728" calcext:value-type="float">
            <text:p>0.728</text:p>
          </table:table-cell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27% 22% 26% 25% 23% 26% 28%</text:p>
          </table:table-cell>
          <table:table-cell office:value-type="float" office:value="0.276" calcext:value-type="float">
            <text:p>0.276</text:p>
          </table:table-cell>
        </table:table-row>
        <table:table-row table:style-name="ro1">
          <table:table-cell office:value-type="string" calcext:value-type="string">
            <text:p>fasta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564" calcext:value-type="float">
            <text:p>1564</text:p>
          </table:table-cell>
          <table:table-cell office:value-type="float" office:value="0.727" calcext:value-type="float">
            <text:p>0.727</text:p>
          </table:table-cell>
          <table:table-cell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% 38% 29% 96% 29% 28% 26% 25%</text:p>
          </table:table-cell>
          <table:table-cell office:value-type="float" office:value="0.278" calcext:value-type="float">
            <text:p>0.278</text:p>
          </table:table-cell>
        </table:table-row>
        <table:table-row table:style-name="ro1">
          <table:table-cell office:value-type="string" calcext:value-type="string">
            <text:p>fasta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564" calcext:value-type="float">
            <text:p>1564</text:p>
          </table:table-cell>
          <table:table-cell office:value-type="float" office:value="0.733" calcext:value-type="float">
            <text:p>0.733</text:p>
          </table:table-cell>
          <table:table-cell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% 26% 25% 32% 29% 25% 28% 93%</text:p>
          </table:table-cell>
          <table:table-cell office:value-type="float" office:value="0.281" calcext:value-type="float">
            <text:p>0.281</text:p>
          </table:table-cell>
        </table:table-row>
        <table:table-row table:style-name="ro1">
          <table:table-cell office:value-type="string" calcext:value-type="string">
            <text:p>fasta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564" calcext:value-type="float">
            <text:p>1564</text:p>
          </table:table-cell>
          <table:table-cell office:value-type="float" office:value="0.725" calcext:value-type="float">
            <text:p>0.725</text:p>
          </table:table-cell>
          <table:table-cell office:value-type="float" office:value="680" calcext:value-type="float">
            <text:p>6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% 32% 25% 25% 96% 32% 26% 22%</text:p>
          </table:table-cell>
          <table:table-cell office:value-type="float" office:value="0.272" calcext:value-type="float">
            <text:p>0.272</text:p>
          </table:table-cell>
        </table:table-row>
        <table:table-row table:style-name="ro1">
          <table:table-cell office:value-type="string" calcext:value-type="string">
            <text:p>fasta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564" calcext:value-type="float">
            <text:p>1564</text:p>
          </table:table-cell>
          <table:table-cell office:value-type="float" office:value="0.725" calcext:value-type="float">
            <text:p>0.725</text:p>
          </table:table-cell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2% 29% 22% 25% 90% 32% 31% 28%</text:p>
          </table:table-cell>
          <table:table-cell office:value-type="float" office:value="0.281" calcext:value-type="float">
            <text:p>0.281</text:p>
          </table:table-cell>
        </table:table-row>
        <table:table-row table:style-name="ro1">
          <table:table-cell office:value-type="string" calcext:value-type="string">
            <text:p>fasta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564" calcext:value-type="float">
            <text:p>1564</text:p>
          </table:table-cell>
          <table:table-cell office:value-type="float" office:value="0.729" calcext:value-type="float">
            <text:p>0.729</text:p>
          </table:table-cell>
          <table:table-cell office:value-type="float" office:value="752" calcext:value-type="float">
            <text:p>7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% 33% 25% 23% 96% 26% 23% 29%</text:p>
          </table:table-cell>
          <table:table-cell office:value-type="float" office:value="0.274" calcext:value-type="float">
            <text:p>0.274</text:p>
          </table:table-cell>
        </table:table-row>
        <table:table-row table:style-name="ro1">
          <table:table-cell office:value-type="string" calcext:value-type="string">
            <text:p>fasta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564" calcext:value-type="float">
            <text:p>1564</text:p>
          </table:table-cell>
          <table:table-cell office:value-type="float" office:value="0.728" calcext:value-type="float">
            <text:p>0.728</text:p>
          </table:table-cell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% 32% 25% 25% 30% 29% 29% 29%</text:p>
          </table:table-cell>
          <table:table-cell office:value-type="float" office:value="0.277" calcext:value-type="float">
            <text:p>0.277</text:p>
          </table:table-cell>
        </table:table-row>
        <table:table-row table:style-name="ro1">
          <table:table-cell office:value-type="string" calcext:value-type="string">
            <text:p>fasta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564" calcext:value-type="float">
            <text:p>1564</text:p>
          </table:table-cell>
          <table:table-cell office:value-type="float" office:value="0.73" calcext:value-type="float">
            <text:p>0.73</text:p>
          </table:table-cell>
          <table:table-cell office:value-type="float" office:value="756" calcext:value-type="float">
            <text:p>7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8% 38% 26% 25% 56% 25% 28% 22%</text:p>
          </table:table-cell>
          <table:table-cell office:value-type="float" office:value="0.279" calcext:value-type="float">
            <text:p>0.279</text:p>
          </table:table-cell>
        </table:table-row>
        <table:table-row table:style-name="ro1">
          <table:table-cell office:value-type="string" calcext:value-type="string">
            <text:p>fasta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564" calcext:value-type="float">
            <text:p>1564</text:p>
          </table:table-cell>
          <table:table-cell office:value-type="float" office:value="0.728" calcext:value-type="float">
            <text:p>0.728</text:p>
          </table:table-cell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5% 23% 34% 25% 37% 23% 26% 32%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Averag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sta – python</text:p>
          </table:table-cell>
          <table:table-cell table:formula="of:=AVERAGE([.J2:.J11])" office:value-type="float" office:value="0.2097" calcext:value-type="float">
            <text:p>0.20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------------------------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sta_channels</text:p>
          </table:table-cell>
          <table:table-cell table:formula="of:=AVERAGE([.J13:.J22])" office:value-type="float" office:value="1.9477" calcext:value-type="float">
            <text:p>1.94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sta resumables</text:p>
          </table:table-cell>
          <table:table-cell table:formula="of:=AVERAGE([.J24:.J33])" office:value-type="float" office:value="5.2834" calcext:value-type="float">
            <text:p>5.28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sta_optimized</text:p>
          </table:table-cell>
          <table:table-cell table:formula="of:=AVERAGE([.J35:.J44])" office:value-type="float" office:value="5.2604" calcext:value-type="float">
            <text:p>5.26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sta_no_resumable</text:p>
          </table:table-cell>
          <table:table-cell table:formula="of:=AVERAGE([.J46:.J55])" office:value-type="float" office:value="0.5689" calcext:value-type="float">
            <text:p>0.56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sta_no_print</text:p>
          </table:table-cell>
          <table:table-cell table:formula="of:=AVERAGE([.J57:.J66])" office:value-type="float" office:value="0.5753" calcext:value-type="float">
            <text:p>0.57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sta_op</text:p>
          </table:table-cell>
          <table:table-cell table:formula="of:=AVERAGE([.J68:.J77])" office:value-type="float" office:value="0.5524" calcext:value-type="float">
            <text:p>0.55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sta_ref</text:p>
          </table:table-cell>
          <table:table-cell table:formula="of:=AVERAGE([.J79:.J88])" office:value-type="float" office:value="0.2772" calcext:value-type="float">
            <text:p>0.2772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6-04T22:36:13.612084047</dc:date>
    <meta:editing-duration>PT11S</meta:editing-duration>
    <meta:editing-cycles>1</meta:editing-cycles>
    <meta:document-statistic meta:table-count="1" meta:cell-count="828" meta:object-count="0"/>
  </office:meta>
</office:document-meta>
</file>